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rsid="0018feba" officeooo:paragraph-rsid="0018feba"/>
    </style:style>
    <style:style style:name="P2" style:family="paragraph" style:parent-style-name="Heading_20_2">
      <style:text-properties officeooo:rsid="0018feba" officeooo:paragraph-rsid="0018feba"/>
    </style:style>
    <style:style style:name="P3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text-properties fo:font-variant="normal" fo:text-transform="none" fo:color="#000000" loext:opacity="100%" fo:letter-spacing="normal" fo:font-style="normal" fo:font-weight="normal" officeooo:paragraph-rsid="0018feba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6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/>
    </style:style>
    <style:style style:name="P7" style:family="paragraph" style:parent-style-name="Text_20_body">
      <style:text-properties officeooo:rsid="0018feba" officeooo:paragraph-rsid="0018feba"/>
    </style:style>
    <style:style style:name="P8" style:family="paragraph" style:parent-style-name="Text_20_body" style:list-style-name="L1">
      <style:text-properties officeooo:rsid="0018feba" officeooo:paragraph-rsid="0018feba"/>
    </style:style>
    <style:style style:name="P9" style:family="paragraph" style:parent-style-name="Text_20_body" style:list-style-name="L2">
      <style:text-properties officeooo:rsid="0018feba" officeooo:paragraph-rsid="0018feba"/>
    </style:style>
    <style:style style:name="P10" style:family="paragraph" style:parent-style-name="Text_20_body">
      <style:paragraph-properties fo:text-align="center" style:justify-single-word="false"/>
      <style:text-properties officeooo:rsid="0018feba" officeooo:paragraph-rsid="0018feba"/>
    </style:style>
    <style:style style:name="P11" style:family="paragraph" style:parent-style-name="Text_20_body">
      <style:text-properties officeooo:paragraph-rsid="0018feba"/>
    </style:style>
    <style:style style:name="P12" style:family="paragraph" style:parent-style-name="Title">
      <style:text-properties officeooo:rsid="0018feba" officeooo:paragraph-rsid="0018feba"/>
    </style:style>
    <style:style style:name="T1" style:family="text">
      <style:text-properties fo:font-style="normal" fo:font-weight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lient Side Scritping </text:p>
      <text:p text:style-name="P10"/>
      <text:p text:style-name="Subtitle">Martin Strelec</text:p>
      <text:p text:style-name="Subtitle">Software Development Y2</text:p>
      <text:p text:style-name="Subtitle">Client Side Scripting</text:p>
      <text:h text:style-name="P1" text:outline-level="1">A sample of the JSON data</text:h>
      <text:h text:style-name="P2" text:outline-level="2">Hotspot List </text:h>
      <text:p text:style-name="P4">{</text:p>
      <text:p text:style-name="P5"><text:s text:c="2"/><text:span text:style-name="T1">"cursor": "RWRBOEg4ZEp5WGlVTEVuMkhBRWdFZlhGZGFvNWhWZDRtVHZGSGo2dndmaGt8MjAyMy0wNS0wM1QxNTo1NzozMi43MDla",</text:span></text:p>
      <text:p text:style-name="P5"><text:s text:c="2"/><text:span text:style-name="T1">"items": [</text:span></text:p>
      <text:p text:style-name="P5"><text:s text:c="4"/><text:span text:style-name="T1">{</text:span></text:p>
      <text:p text:style-name="P5"><text:s text:c="6"/><text:span text:style-name="T1">"key_to_asset_key": "4gC4fiiwBqyTvFngJgdJEiS5qCe7LqwraJvLz2obb5ti",</text:span></text:p>
      <text:p text:style-name="P5"><text:s text:c="6"/><text:span text:style-name="T1">"entity_key_str": "11TVhqC3gTPHQD7QZ2pP5ybD3j2PDrSkds5oVSdSznLCmTMhW9Z",</text:span></text:p>
      <text:p text:style-name="P5"><text:s text:c="6"/><text:span text:style-name="T1">"is_active": true,</text:span></text:p>
      <text:p text:style-name="P5"><text:s text:c="6"/><text:span text:style-name="T1">"lat": 45.75644,</text:span></text:p>
      <text:p text:style-name="P5"><text:s text:c="6"/><text:span text:style-name="T1">"long": 15.988736</text:span></text:p>
      <text:p text:style-name="P5"><text:s text:c="4"/><text:span text:style-name="T1">},</text:span></text:p>
      <text:p text:style-name="P5"><text:s text:c="4"/><text:span text:style-name="T1">{</text:span></text:p>
      <text:p text:style-name="P5"><text:s text:c="6"/><text:span text:style-name="T1">"key_to_asset_key": "CujKA5ej1GcUeZ2reL7CRXphEAL7wtpuaAN3JWEgcRB9",</text:span></text:p>
      <text:p text:style-name="P5"><text:s text:c="6"/><text:span text:style-name="T1">"entity_key_str": "11YT5BvifDxRnyqb1WyTLKzFWQu3x1XXDdLKjFVUVPPTwvosFBf",</text:span></text:p>
      <text:p text:style-name="P5"><text:s text:c="6"/><text:span text:style-name="T1">"is_active": true,</text:span></text:p>
      <text:p text:style-name="P5"><text:s text:c="6"/><text:span text:style-name="T1">"lat": 11.076755,</text:span></text:p>
      <text:p text:style-name="P5"><text:s text:c="6"/><text:span text:style-name="T1">"long": 79.697394</text:span></text:p>
      <text:p text:style-name="P5"><text:s text:c="4"/><text:span text:style-name="T1">},</text:span></text:p>
      <text:p text:style-name="P5"><text:s text:c="4"/><text:span text:style-name="T1">{</text:span></text:p>
      <text:p text:style-name="P5"><text:s text:c="6"/><text:span text:style-name="T1">"key_to_asset_key": "GadQz319BHChRiaudUqczjhJxCuf2XkqHPspg2WWkauD",</text:span></text:p>
      <text:p text:style-name="P5"><text:s text:c="6"/><text:span text:style-name="T1">"entity_key_str": "11DJJyShrX3tmfX2faTPooWN9R4igxBBLiZjkUqrBYFEDnHyZPx",</text:span></text:p>
      <text:p text:style-name="P5"><text:s text:c="6"/><text:span text:style-name="T1">"is_active": false,</text:span></text:p>
      <text:p text:style-name="P5"><text:s text:c="6"/><text:span text:style-name="T1">"lat": 34.909629,</text:span></text:p>
      <text:p text:style-name="P5"><text:s text:c="6"/><text:span text:style-name="T1">"long": -81.034758</text:span></text:p>
      <text:p text:style-name="P6"><text:s text:c="4"/><text:span text:style-name="T1">},</text:span></text:p>
      <text:h text:style-name="P2" text:outline-level="2">Hotspot Data </text:h>
      <text:p text:style-name="P4">{</text:p>
      <text:p text:style-name="P5"><text:s text:c="2"/><text:span text:style-name="T1">"name": "Wild Arctic Flamingo",</text:span></text:p>
      <text:p text:style-name="P5"><text:s text:c="2"/><text:span text:style-name="T1">"description": "A Rewardable NFT on Helium",</text:span></text:p>
      <text:p text:style-name="P5"><text:s text:c="2"/><text:span text:style-name="T1">"image": "https://shdw-drive.genesysgo.net/6tcnBSybPG7piEDShBcrVtYJDPSvGrDbVvXmXKpzBvWP/hotspot-active.png",</text:span></text:p>
      <text:p text:style-name="P5"><text:s text:c="2"/><text:span text:style-name="T1">"asset_id": "J5nReKJnvgwKvuyhFdkNkMNoKpnVa3ojRDEenLSQhNis",</text:span></text:p>
      <text:p text:style-name="P5"><text:s text:c="2"/><text:span text:style-name="T1">"key_to_asset_key": "6MSMthe5vrkiBWYx2tmoSq9HJZGZXnuoSoeWzteFrgen",</text:span></text:p>
      <text:p text:style-name="P5"><text:s text:c="2"/><text:span text:style-name="T1">"entity_key_b64": "AADHE/CDurygzfTV7NOb9GVhFW5A6GLmgJU3hLH0WMl4Pbv04+M=",</text:span></text:p>
      <text:p text:style-name="P5"><text:s text:c="2"/><text:span text:style-name="T1">"key_serialization": "b58",</text:span></text:p>
      <text:p text:style-name="P5"><text:s text:c="2"/><text:span text:style-name="T1">"entity_key_str": "112WgBJ2mGjgmrTvGTr2gm7Hkej5YDvqDM66GvDDFtjEtRBso9az",</text:span></text:p>
      <text:p text:style-name="P5"><text:s text:c="2"/><text:span text:style-name="T1">"hotspot_infos": {</text:span></text:p>
      <text:p text:style-name="P5"><text:s text:c="4"/><text:span text:style-name="T1">"iot": {</text:span></text:p>
      <text:p text:style-name="P5"><text:s text:c="6"/><text:span text:style-name="T1">"address": "HKy1omL6zZNBfsrUgX52ptQnxkgFxP5RbT7A6WFrz2R",</text:span></text:p>
      <text:p text:style-name="P5"><text:s text:c="6"/><text:span text:style-name="T1">"street": "Eastleigh South ward",</text:span></text:p>
      <text:p text:style-name="P5"><text:s text:c="6"/><text:span text:style-name="T1">"city": null,</text:span></text:p>
      <text:p text:style-name="P5"><text:s text:c="6"/><text:span text:style-name="T1">"state": "Nairobi",</text:span></text:p>
      <text:p text:style-name="P5"><text:s text:c="6"/><text:span text:style-name="T1">"country": "Kenya",</text:span></text:p>
      <text:p text:style-name="P5"><text:s text:c="6"/><text:span text:style-name="T1">"is_active": true,</text:span></text:p>
      <text:p text:style-name="P5"><text:s text:c="6"/><text:span text:style-name="T1">"location": "8c7a6e4239203ff",</text:span></text:p>
      <text:p text:style-name="P5"><text:s text:c="6"/><text:span text:style-name="T1">"dc_onboarding_fee_paid": "4000000",</text:span></text:p>
      <text:p text:style-name="P5"><text:s text:c="6"/><text:span text:style-name="T1">"elevation": 10,</text:span></text:p>
      <text:p text:style-name="P5"><text:s text:c="6"/><text:span text:style-name="T1">"gain": 60,</text:span></text:p>
      <text:p text:style-name="P5"><text:s text:c="6"/><text:span text:style-name="T1">"created_at": "2023-04-23T19:32:36.610Z",</text:span></text:p>
      <text:p text:style-name="P5"><text:s text:c="6"/><text:span text:style-name="T1">"asset": "J5nReKJnvgwKvuyhFdkNkMNoKpnVa3ojRDEenLSQhNis",</text:span></text:p>
      <text:p text:style-name="P5"><text:s text:c="6"/><text:span text:style-name="T1">"lat": -1.276173,</text:span></text:p>
      <text:p text:style-name="P5"><text:s text:c="6"/><text:span text:style-name="T1">"long": 36.865159</text:span></text:p>
      <text:p text:style-name="P5"><text:soft-page-break/><text:s text:c="4"/><text:span text:style-name="T1">},</text:span></text:p>
      <text:p text:style-name="P5"><text:s text:c="4"/><text:span text:style-name="T1">"mobile": {</text:span></text:p>
      <text:p text:style-name="P5"><text:s text:c="6"/><text:span text:style-name="T1">"location": null</text:span></text:p>
      <text:p text:style-name="P5"><text:s text:c="4"/><text:span text:style-name="T1">}</text:span></text:p>
      <text:p text:style-name="P5"><text:s text:c="2"/><text:span text:style-name="T1">},</text:span></text:p>
      <text:p text:style-name="P5"><text:s text:c="2"/><text:span text:style-name="T1">"attributes": [</text:span></text:p>
      <text:p text:style-name="P5"><text:s text:c="4"/><text:span text:style-name="T1">{</text:span></text:p>
      <text:p text:style-name="P5"><text:s text:c="6"/><text:span text:style-name="T1">"trait_type": "ecc_compact",</text:span></text:p>
      <text:p text:style-name="P5"><text:s text:c="6"/><text:span text:style-name="T1">"value": "112WgBJ2mGjgmrTvGTr2gm7Hkej5YDvqDM66GvDDFtjEtRBso9az"</text:span></text:p>
      <text:p text:style-name="P5"><text:s text:c="4"/><text:span text:style-name="T1">},</text:span></text:p>
      <text:p text:style-name="P5"><text:s text:c="4"/><text:span text:style-name="T1">{</text:span></text:p>
      <text:p text:style-name="P5"><text:s text:c="6"/><text:span text:style-name="T1">"trait_type": "entity_key_string",</text:span></text:p>
      <text:p text:style-name="P5"><text:s text:c="6"/><text:span text:style-name="T1">"value": "112WgBJ2mGjgmrTvGTr2gm7Hkej5YDvqDM66GvDDFtjEtRBso9az"</text:span></text:p>
      <text:p text:style-name="P5"><text:s text:c="4"/><text:span text:style-name="T1">},</text:span></text:p>
      <text:p text:style-name="P5"><text:s text:c="4"/><text:span text:style-name="T1">{</text:span></text:p>
      <text:p text:style-name="P5"><text:s text:c="6"/><text:span text:style-name="T1">"trait_type": "entity_key",</text:span></text:p>
      <text:p text:style-name="P5"><text:s text:c="6"/><text:span text:style-name="T1">"value": "AADHE/CDurygzfTV7NOb9GVhFW5A6GLmgJU3hLH0WMl4Pbv04+M="</text:span></text:p>
      <text:p text:style-name="P5"><text:s text:c="4"/><text:span text:style-name="T1">},</text:span></text:p>
      <text:p text:style-name="P5"><text:s text:c="4"/><text:span text:style-name="T1">{</text:span></text:p>
      <text:p text:style-name="P5"><text:s text:c="6"/><text:span text:style-name="T1">"trait_type": "rewardable",</text:span></text:p>
      <text:p text:style-name="P5"><text:s text:c="6"/><text:span text:style-name="T1">"value": true</text:span></text:p>
      <text:p text:style-name="P5"><text:s text:c="4"/><text:span text:style-name="T1">},</text:span></text:p>
      <text:p text:style-name="P5"><text:s text:c="4"/><text:span text:style-name="T1">{</text:span></text:p>
      <text:p text:style-name="P5"><text:s text:c="6"/><text:span text:style-name="T1">"trait_type": "networks",</text:span></text:p>
      <text:p text:style-name="P5"><text:s text:c="6"/><text:span text:style-name="T1">"value": [</text:span></text:p>
      <text:p text:style-name="P5"><text:s text:c="8"/><text:span text:style-name="T1">"iot"</text:span></text:p>
      <text:p text:style-name="P5"><text:s text:c="6"/><text:span text:style-name="T1">]</text:span></text:p>
      <text:p text:style-name="P5"><text:s text:c="4"/><text:span text:style-name="T1">},</text:span></text:p>
      <text:p text:style-name="P5"><text:s text:c="4"/><text:span text:style-name="T1">{</text:span></text:p>
      <text:p text:style-name="P5"><text:s text:c="6"/><text:span text:style-name="T1">"trait_type": "iot_city",</text:span></text:p>
      <text:p text:style-name="P5"><text:s text:c="6"/><text:span text:style-name="T1">"value": null</text:span></text:p>
      <text:p text:style-name="P5"><text:s text:c="4"/><text:span text:style-name="T1">},</text:span></text:p>
      <text:p text:style-name="P5"><text:s text:c="4"/><text:span text:style-name="T1">{</text:span></text:p>
      <text:p text:style-name="P5"><text:s text:c="6"/><text:span text:style-name="T1">"trait_type": "iot_state",</text:span></text:p>
      <text:p text:style-name="P5"><text:s text:c="6"/><text:span text:style-name="T1">"value": "Nairobi"</text:span></text:p>
      <text:p text:style-name="P5"><text:s text:c="4"/><text:span text:style-name="T1">},</text:span></text:p>
      <text:p text:style-name="P5"><text:s text:c="4"/><text:span text:style-name="T1">{</text:span></text:p>
      <text:p text:style-name="P5"><text:s text:c="6"/><text:span text:style-name="T1">"trait_type": "iot_country",</text:span></text:p>
      <text:p text:style-name="P5"><text:s text:c="6"/><text:span text:style-name="T1">"value": "Kenya"</text:span></text:p>
      <text:p text:style-name="P5"><text:s text:c="4"/><text:span text:style-name="T1">},</text:span></text:p>
      <text:p text:style-name="P5"><text:s text:c="4"/><text:span text:style-name="T1">{</text:span></text:p>
      <text:p text:style-name="P5"><text:s text:c="6"/><text:span text:style-name="T1">"trait_type": "iot_lat",</text:span></text:p>
      <text:p text:style-name="P5"><text:s text:c="6"/><text:span text:style-name="T1">"value": -1.276173</text:span></text:p>
      <text:p text:style-name="P5"><text:s text:c="4"/><text:span text:style-name="T1">},</text:span></text:p>
      <text:p text:style-name="P5"><text:s text:c="4"/><text:span text:style-name="T1">{</text:span></text:p>
      <text:p text:style-name="P5"><text:s text:c="6"/><text:span text:style-name="T1">"trait_type": "iot_long",</text:span></text:p>
      <text:p text:style-name="P5"><text:s text:c="6"/><text:span text:style-name="T1">"value": 36.865159</text:span></text:p>
      <text:p text:style-name="P5"><text:s text:c="4"/><text:span text:style-name="T1">}</text:span></text:p>
      <text:p text:style-name="P5"><text:s text:c="2"/><text:span text:style-name="T1">]</text:span></text:p>
      <text:p text:style-name="P3">}</text:p>
      <text:p text:style-name="P11"/>
      <text:h text:style-name="P1" text:outline-level="1">Data Points</text:h>
      <text:h text:style-name="P2" text:outline-level="2">Hotspot List </text:h>
      <text:list text:style-name="L1">
        <text:list-item>
          <text:p text:style-name="P8">key_to_asset_key</text:p>
        </text:list-item>
      </text:list>
      <text:h text:style-name="Heading_20_2" text:outline-level="2">Hotspot Data</text:h>
      <text:list text:style-name="L2">
        <text:list-item>
          <text:p text:style-name="P9">Name</text:p>
        </text:list-item>
        <text:list-item>
          <text:p text:style-name="P9">description</text:p>
        </text:list-item>
        <text:list-item>
          <text:p text:style-name="P9">image</text:p>
        </text:list-item>
        <text:list-item>
          <text:p text:style-name="P9">city</text:p>
        </text:list-item>
        <text:list-item>
          <text:p text:style-name="P9">country</text:p>
        </text:list-item>
        <text:list-item>
          <text:p text:style-name="P9">is_active</text:p>
        </text:list-item>
      </text:list>
      <text:p text:style-name="P7"/>
      <text:h text:style-name="P1" text:outline-level="1">Rough diagram</text:h>
      <text:p text:style-name="P7">Hotspot List &gt; (Individual) Hotspot </text:p>
      <text:p text:style-name="P7"/>
      <text:h text:style-name="P1" text:outline-level="1">Link to GitHub</text:h>
      <text:p text:style-name="P11">https://github.com/Martin-Strelec/ClientSideRepoCA2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22:09:27.957889214</meta:creation-date>
    <dc:date>2024-11-30T22:19:05.983222591</dc:date>
    <meta:editing-duration>PT9M39S</meta:editing-duration>
    <meta:editing-cycles>1</meta:editing-cycles>
    <meta:document-statistic meta:table-count="0" meta:image-count="0" meta:object-count="0" meta:page-count="6" meta:paragraph-count="120" meta:word-count="223" meta:character-count="3045" meta:non-whitespace-character-count="2482"/>
    <meta:generator>LibreOffice/7.4.7.2$Linux_X86_64 LibreOffice_project/40$Build-2</meta:generator>
  </office:meta>
</office:document-meta>
</file>